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106"/>
  </office:automatic-styles>
  <office:body>
    <office:spreadsheet>
      <table:content-validations>
        <table:content-validation table:name="val1" table:base-cell-address="Tabelle1.A1">
          <table:error-message table:message-type="stop" table:display="true"/>
        </table:content-validation>
        <table:content-validation table:name="val2" table:base-cell-address="Tabelle1.B2">
          <table:error-message table:message-type="stop" table:display="true"/>
        </table:content-validation>
        <table:content-validation table:name="val3" table:condition="of:cell-content-is-in-list(ModeDescription)" table:allow-empty-cell="true" table:display-list="unsorted" table:base-cell-address="Tabelle1.C3">
          <table:error-message table:message-type="stop" table:display="true"/>
        </table:content-validation>
      </table:content-validations>
      <table:table table:name="Tabe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table:content-validation-name="val1"/>
          <table:table-cell table:number-columns-repeated="22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1</text:p>
          </table:table-cell>
          <table:covered-table-cell table:style-name="ce5"/>
          <table:table-cell/>
          <table:table-cell office:value-type="string" calcext:value-type="string">
            <text:p>Data to send: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Spot Pitch Compensated</text:p>
          </table:table-cell>
          <table:table-cell/>
          <table:table-cell office:value-type="string" calcext:value-type="string">
            <text:p>0x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0" calcext:value-type="float">
            <text:p>00</text:p>
          </table:table-cell>
          <table:table-cell table:formula="of:=DEC2HEX(VLOOKUP([.C3];[Tabelle2.$A$2:.$B$12];2;0);2)" office:value-type="string" office:string-value="05" calcext:value-type="string">
            <text:p>05</text:p>
          </table:table-cell>
          <table:table-cell table:formula="of:=DEC2HEX([.C4];2)" office:value-type="string" office:string-value="0A" calcext:value-type="string">
            <text:p>0A</text:p>
          </table:table-cell>
          <table:table-cell table:formula="of:=DEC2HEX(VLOOKUP([.C7];[Tabelle2.$A$2:.$B$12];2;0);2)" office:value-type="string" office:string-value="05" calcext:value-type="string">
            <text:p>05</text:p>
          </table:table-cell>
          <table:table-cell table:formula="of:=DEC2HEX([.C8];2)" office:value-type="string" office:string-value="23" calcext:value-type="string">
            <text:p>23</text:p>
          </table:table-cell>
          <table:table-cell table:formula="of:=DEC2HEX(VLOOKUP([.C11];[Tabelle2.$A$2:.$B$12];2;0);2)" office:value-type="string" office:string-value="00" calcext:value-type="string">
            <text:p>00</text:p>
          </table:table-cell>
          <table:table-cell table:formula="of:=DEC2HEX([.C12];2)" office:value-type="string" office:string-value="00" calcext:value-type="string">
            <text:p>00</text:p>
          </table:table-cell>
          <table:table-cell table:formula="of:=DEC2HEX(VLOOKUP([.C15];[Tabelle2.$A$2:.$B$12];2;0);2)" office:value-type="string" office:string-value="00" calcext:value-type="string">
            <text:p>00</text:p>
          </table:table-cell>
          <table:table-cell table:formula="of:=DEC2HEX([.C16];2)" office:value-type="string" office:string-value="00" calcext:value-type="string">
            <text:p>00</text:p>
          </table:table-cell>
          <table:table-cell table:formula="of:=DEC2HEX(VLOOKUP([.C19];[Tabelle2.$A$2:.$B$12];2;0);2)" office:value-type="string" office:string-value="02" calcext:value-type="string">
            <text:p>02</text:p>
          </table:table-cell>
          <table:table-cell table:formula="of:=DEC2HEX([.C16];2)" office:value-type="string" office:string-value="00" calcext:value-type="string">
            <text:p>00</text:p>
          </table:table-cell>
          <table:table-cell table:formula="of:=DEC2HEX(VLOOKUP([.C23];[Tabelle2.$A$2:.$B$12];2;0);2)" office:value-type="string" office:string-value="02" calcext:value-type="string">
            <text:p>02</text:p>
          </table:table-cell>
          <table:table-cell table:formula="of:=DEC2HEX([.C24];2)" office:value-type="string" office:string-value="50" calcext:value-type="string">
            <text:p>50</text:p>
          </table:table-cell>
          <table:table-cell table:formula="of:=DEC2HEX(VLOOKUP([.C27];[Tabelle2.$A$2:.$B$12];2;0);2)" office:value-type="string" office:string-value="00" calcext:value-type="string">
            <text:p>00</text:p>
          </table:table-cell>
          <table:table-cell table:formula="of:=DEC2HEX([.C28];2)" office:value-type="string" office:string-value="00" calcext:value-type="string">
            <text:p>00</text:p>
          </table:table-cell>
          <table:table-cell table:formula="of:=DEC2HEX(VLOOKUP([.C31];[Tabelle2.$A$2:.$B$12];2;0);2)" office:value-type="string" office:string-value="00" calcext:value-type="string">
            <text:p>00</text:p>
          </table:table-cell>
          <table:table-cell table:formula="of:=DEC2HEX([.C32];2)" office:value-type="string" office:string-value="00" calcext:value-type="string">
            <text:p>00</text:p>
          </table:table-cell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2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Spot Pitch Compensat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3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4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5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Spo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6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Spo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7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2" office:value-type="string" calcext:value-type="string" table:number-columns-spanned="2" table:number-rows-spanned="1">
            <text:p>State 8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6" table:content-validation-name="val3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54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abe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Modes</text:p>
          </table:table-cell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od &amp; Sp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od Pitch Compensat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ot Pitch Compensat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ood &amp; Spot Pitch Compensate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ood clon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ot clon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od Pitch Compensated Clon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ot Pitch Compensated Cloned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>
        <table:named-range table:name="ModeDescription" table:base-cell-address="$Tabelle2.$B$2" table:cell-range-address="$Tabelle2.$A$2:.$A$12"/>
        <table:named-range table:name="Modes" table:base-cell-address="$Tabelle1.$F$2" table:cell-range-address="$Tabelle1.$E$3: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2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1:20:15.284000000</meta:creation-date>
    <dc:date>2017-01-21T12:02:47.926000000</dc:date>
    <meta:editing-duration>PT1M27S</meta:editing-duration>
    <meta:editing-cycles>1</meta:editing-cycles>
    <meta:document-statistic meta:table-count="2" meta:cell-count="84" meta:object-count="0"/>
    <meta:generator>LibreOffice/4.3.7.2$Windows_x86 LibreOffice_project/8a35821d8636a03b8bf4e15b48f59794652c68ba</meta:generator>
  </office:meta>
</office:document-meta>
</file>